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Ultrafine_20_Dotted_20__28_var_29_"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1cm" fo:min-width="1.523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2cm" fo:min-width="1.187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2cm" fo:min-width="2.294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2cm" fo:min-width="1.14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2cm" fo:min-width="2.505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72cm" fo:min-width="2.155cm"/>
    </style:style>
    <style:style style:name="gr14" style:family="graphic" style:parent-style-name="objectwithoutfill">
      <style:graphic-properties draw:marker-end="Arrow" draw:marker-end-width="0.3cm" draw:fill="none" draw:fill-color="#ff950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FreeSans" style:font-family-generic="swiss" style:font-pitch="variable" fo:font-size="12pt" style:font-size-asian="12pt" style:font-size-complex="12pt"/>
    </style:style>
    <style:style style:name="T1" style:family="text"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3.376cm" svg:height="4.114cm" svg:x="14.73cm" svg:y="5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234cm" svg:height="1.177cm" draw:transform="skewX (-0.000872664625997242) rotate (0.785398163397448) translate (9.437cm 6.9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84cm" svg:height="1.03cm" draw:transform="skewX (0.00104719755119646) rotate (-0.785398163397448) translate (9.743cm 7.2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4.73cm" svg:y1="7.867cm" svg:x2="9.585cm" svg:y2="7.867cm">
            <text:p/>
          </draw:line>
          <draw:line draw:style-name="gr5" draw:text-style-name="P1" draw:layer="layout" svg:x1="9.585cm" svg:y1="7.867cm" svg:x2="9.585cm" svg:y2="12.718cm">
            <text:p/>
          </draw:line>
          <draw:custom-shape draw:style-name="gr6" draw:text-style-name="P1" draw:layer="layout" svg:width="26.9cm" svg:height="0.294cm" svg:x="1.5cm" svg:y="12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735cm" svg:height="0.735cm" svg:x="3.999cm" svg:y="13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735cm" svg:height="0.735cm" svg:x="10.761cm" svg:y="13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735cm" svg:height="0.735cm" svg:x="25.754cm" svg:y="13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736cm" svg:height="0.735cm" svg:x="18.11cm" svg:y="13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3" draw:layer="layout" svg:width="3.007cm" svg:height="1.121cm" svg:x="5.418cm" svg:y="6.311cm">
            <draw:text-box>
              <text:p text:style-name="P2"><text:span text:style-name="T1">Spiegel</text:span></text:p>
            </draw:text-box>
          </draw:frame>
          <draw:frame draw:style-name="gr9" draw:text-style-name="P3" draw:layer="layout" svg:width="2.507cm" svg:height="1.122cm" svg:x="10.659cm" svg:y="3.162cm">
            <draw:text-box>
              <text:p text:style-name="P3"><text:span text:style-name="T2">Motor</text:span></text:p>
            </draw:text-box>
          </draw:frame>
          <draw:frame draw:style-name="gr10" draw:text-style-name="P3" draw:layer="layout" svg:width="4.152cm" svg:height="1.122cm" svg:x="4.364cm" svg:y="9.043cm">
            <draw:text-box>
              <text:p text:style-name="P3"><text:span text:style-name="T2">Laserstrahl</text:span></text:p>
            </draw:text-box>
          </draw:frame>
          <draw:frame draw:style-name="gr11" draw:text-style-name="P3" draw:layer="layout" svg:width="2.443cm" svg:height="1.122cm" svg:x="20.315cm" svg:y="3.811cm">
            <draw:text-box>
              <text:p text:style-name="P3"><text:span text:style-name="T2">Laser</text:span></text:p>
            </draw:text-box>
          </draw:frame>
          <draw:frame draw:style-name="gr12" draw:text-style-name="P3" draw:layer="layout" svg:width="4.465cm" svg:height="1.122cm" svg:x="12.501cm" svg:y="15.217cm">
            <draw:text-box>
              <text:p text:style-name="P3"><text:span text:style-name="T2">Förderrollen</text:span></text:p>
            </draw:text-box>
          </draw:frame>
          <draw:frame draw:style-name="gr13" draw:text-style-name="P3" draw:layer="layout" svg:width="3.945cm" svg:height="1.122cm" svg:x="1.986cm" svg:y="11.014cm">
            <draw:text-box>
              <text:p text:style-name="P3"><text:span text:style-name="T2">Werkstück</text:span></text:p>
            </draw:text-box>
          </draw:frame>
          <draw:line draw:style-name="gr14" draw:text-style-name="P4" draw:layer="layout" svg:x1="13.848cm" svg:y1="15.07cm" svg:x2="11.79cm" svg:y2="13.747cm">
            <text:p/>
          </draw:line>
          <draw:line draw:style-name="gr14" draw:text-style-name="P4" draw:layer="layout" svg:x1="15.464cm" svg:y1="15.07cm" svg:x2="17.816cm" svg:y2="13.747cm">
            <text:p/>
          </draw:line>
          <draw:line draw:style-name="gr14" draw:text-style-name="P4" draw:layer="layout" svg:x1="17.081cm" svg:y1="15.511cm" svg:x2="25.166cm" svg:y2="13.747cm">
            <text:p/>
          </draw:line>
          <draw:line draw:style-name="gr14" draw:text-style-name="P4" draw:layer="layout" svg:x1="12.231cm" svg:y1="15.364cm" svg:x2="5.322cm" svg:y2="13.747cm">
            <text:p/>
          </draw:line>
          <draw:line draw:style-name="gr14" draw:text-style-name="P4" draw:layer="layout" svg:x1="5.616cm" svg:y1="11.542cm" svg:x2="7.086cm" svg:y2="12.571cm">
            <text:p/>
          </draw:line>
          <draw:line draw:style-name="gr14" draw:text-style-name="P4" draw:layer="layout" svg:x1="8.262cm" svg:y1="9.631cm" svg:x2="9.438cm" svg:y2="9.631cm">
            <text:p/>
          </draw:line>
          <draw:line draw:style-name="gr14" draw:text-style-name="P4" draw:layer="layout" svg:x1="8.115cm" svg:y1="6.838cm" svg:x2="9.291cm" svg:y2="7.573cm">
            <text:p/>
          </draw:line>
          <draw:line draw:style-name="gr14" draw:text-style-name="P4" draw:layer="layout" svg:x1="12.084cm" svg:y1="4.045cm" svg:x2="12.084cm" svg:y2="4.927cm">
            <text:p/>
          </draw:line>
          <draw:line draw:style-name="gr14" draw:text-style-name="P4" draw:layer="layout" svg:x1="21.491cm" svg:y1="4.633cm" svg:x2="21.491cm" svg:y2="5.8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30T10:55:21</meta:creation-date>
    <dc:date>2013-06-30T11:19:55</dc:date>
    <meta:editing-duration>PT11M30S</meta:editing-duration>
    <meta:editing-cycles>3</meta:editing-cycles>
    <meta:generator>LibreOffice/4.0.4.2$Linux_X86_64 LibreOffice_project/9e9821abd0ffdbc09cd8c52eaa574fa09eb08f2</meta:generator>
    <meta:document-statistic meta:object-count="26"/>
  </office:meta>
</office:document-meta>
</file>